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padding="0.0193in" fo:border="0.0008in solid #d9d9e3"/>
      <style:text-properties fo:color="#000000" style:font-name="Verdana" fo:font-size="14pt" style:font-size-asian="14pt" style:font-size-complex="14pt"/>
    </style:style>
    <style:style style:name="P3" style:family="paragraph" style:parent-style-name="Standard">
      <style:paragraph-properties fo:padding="0.0193in" fo:border="0.0008in solid #d9d9e3"/>
      <style:text-properties fo:color="#000000" style:font-name="Verdana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padding="0.0193in" fo:border="0.0008in solid #d9d9e3"/>
      <style:text-properties fo:color="#000000" style:font-name="Arial Black" fo:font-size="18pt" fo:font-style="italic" style:font-size-asian="18pt" style:font-style-asian="italic" style:font-size-complex="18pt" style:font-style-complex="italic"/>
    </style:style>
    <style:style style:name="P5" style:family="paragraph" style:parent-style-name="Text_20_body">
      <style:paragraph-properties fo:padding="0.0193in" fo:border="0.0008in solid #d9d9e3"/>
    </style:style>
    <style:style style:name="P6" style:family="paragraph" style:parent-style-name="Text_20_body">
      <style:paragraph-properties fo:padding="0.0193in" fo:border="0.0008in solid #d9d9e3"/>
      <style:text-properties style:font-name="Verdana" fo:font-size="14pt" style:font-size-asian="14pt" style:font-size-complex="14pt"/>
    </style:style>
    <style:style style:name="T1" style:family="text">
      <style:text-properties fo:font-variant="normal" fo:text-transform="none" fo:color="#ececf1" style:font-name="S hne" fo:font-size="12pt" fo:letter-spacing="normal" fo:font-style="normal" fo:font-weight="normal"/>
    </style:style>
    <style:style style:name="T2" style:family="text">
      <style:text-properties fo:font-variant="normal" fo:text-transform="none" style:font-name="S hne" fo:font-size="12pt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weight="normal"/>
    </style:style>
    <style:style style:name="T6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style:font-name="Verdana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weight="normal"/>
    </style:style>
    <style:style style:name="T10" style:family="text">
      <style:text-properties fo:font-variant="normal" fo:text-transform="none" style:font-name="Verdana" fo:letter-spacing="normal" fo:font-style="normal" fo:font-weight="normal"/>
    </style:style>
    <style:style style:name="T11" style:family="text">
      <style:text-properties fo:font-variant="normal" fo:text-transform="none" style:font-name="Verdana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d1d5db" style:font-name="S hne" fo:font-size="12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d1d5db" style:font-name="S hne" fo:letter-spacing="normal" fo:font-style="normal" fo:font-weight="normal"/>
    </style:style>
    <style:style style:name="T14" style:family="text">
      <style:text-properties fo:font-variant="normal" fo:text-transform="none" fo:color="#d1d5db" fo:letter-spacing="normal" fo:font-style="normal" fo:font-weight="normal"/>
    </style:style>
    <style:style style:name="T15" style:family="text">
      <style:text-properties fo:font-variant="normal" fo:text-transform="none" fo:color="#d1d5db" fo:letter-spacing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"Desenvolvendo uma autoestima positiva: a importância do autoconhecimento, cuidado pessoal e relacionamentos saudáveis"</text:span><text:span text:style-name="T5"> </text:span></text:p>
      <text:p text:style-name="P3"><text:span text:style-name="T5">Por Marco Aurelio Souza Lima.</text:span></text:p>
      <text:p text:style-name="P3"><text:span text:style-name="T5"/></text:p>
      <text:p text:style-name="P1"><text:span text:style-name="T6">A autoestima é uma das dimensões mais importantes da nossa saúde mental e emocional. Ela se refere à nossa percepção e valorização de nós mesmos, ao nosso senso de autoconfiança, autoaceitação e autovalorização. Quando temos uma boa autoestima, nos sentimos capazes e merecedores de amor, respeito e sucesso. Quando temos uma baixa autoestima, por outro lado, nos sentimos inseguros, desvalorizados e incapazes de alcançar nossos objetivos. Uma das chaves para desenvolver uma boa autoestima é o autoconhecimento. Quanto mais entendemos quem somos, quais são nossas forças, fraquezas, desejos e necessidades, mais fácil se torna valorizar a nós mesmos. Isso inclui aprender a aceitar nossos defeitos e limitações, sem nos culpar ou nos criticar excessivamente. Outro aspecto importante é o cuidado com nossa linguagem interna. Muitas vezes, somos nossos piores críticos, falando conosco de maneira negativa e depreciativa. É preciso aprender a transformar essa voz interna em uma aliada, que nos encoraja, motiva e nos apoia. Isso pode ser feito por meio de afirmações positivas, visualizações e práticas de gratidão. A forma como nos relacionamos com os outros também pode afetar nossa autoestima. Quando estamos cercados por pessoas que nos amam e nos valorizam, nos sentimos mais confiantes e seguros. Por outro lado, relacionamentos tóxicos e abusivos podem minar nossa autoestima e nos fazer duvidar de nosso valor. Por fim, é importante lembrar que a autoestima não é algo que se desenvolve de uma hora para outra, mas sim um processo contínuo de crescimento e aprendizado. É normal termos dias em que nos sentimos mais confiant</text:span><text:span text:style-name="T11">es e dias em que nos sentimos menos seguros. O importante é não desistir e continuar investindo em nós mesmos, buscando sempre aprender mais sobre quem somos e como podemos melhorar.</text:span></text:p>
      <text:p text:style-name="P6">Algumas práticas que podem ajudar a desenvolver a autoestima incluem: cuidar da saúde física e mental, cultivar hobbies e interesses pessoais, buscar ajuda profissional quando necessário, praticar a assertividade e aprender a dizer não quando preciso, e estabelecer <text:soft-page-break/>metas realistas e alcançáveis para nós mesmos.</text:p>
      <text:p text:style-name="P6">Em resumo, a autoestima é uma dimensão fundamental da nossa saúde mental e emocional, que influencia diretamente nossa percepção de nós mesmos e nossas relações com o mundo ao nosso redor. Investir em nosso autoconhecimento, cuidado pessoal e relacionamentos saudáveis pode nos ajudar a desenvolver uma autoestima positiva e duradoura.</text:p>
      <text:p text:style-name="P2"><text:s/></text:p>
      <text:p text:style-name="P6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Aurelio Souza Lima</meta:initial-creator>
    <meta:creation-date>2023-03-22T09:27:30.77</meta:creation-date>
    <meta:document-statistic meta:table-count="0" meta:image-count="0" meta:object-count="0" meta:page-count="2" meta:paragraph-count="6" meta:word-count="398" meta:character-count="2613"/>
    <dc:date>2023-03-22T13:15:02.74</dc:date>
    <dc:creator>Marco Aurelio Souza Lima</dc:creator>
    <meta:editing-duration>PT3M54S</meta:editing-duration>
    <meta:editing-cycles>1</meta:editing-cycles>
    <meta:generator>OpenOffice/4.1.13$Win32 OpenOffice.org_project/4113m1$Build-9810</meta:generator>
  </office:meta>
</office:document-meta>
</file>